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2ee5" officeooo:paragraph-rsid="000f2e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 explanation of SMTP codes, as they appeared for this assignment<text:line-break/><text:line-break/>220 – The server is ready. A welcome message</text:p>
      <text:p text:style-name="P1">250 – Everything worked and the server transmitted a message</text:p>
      <text:p text:style-name="P1">354 – The server has received the “From” and “To details, ready for message body</text:p>
      <text:p text:style-name="P1">221 – The server is closing down the transmission chann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9:15:14.820393294</meta:creation-date>
    <meta:generator>LibreOffice/6.0.7.3$Linux_X86_64 LibreOffice_project/00m0$Build-3</meta:generator>
    <dc:date>2019-09-09T19:23:06.136050402</dc:date>
    <meta:editing-duration>PT7M52S</meta:editing-duration>
    <meta:editing-cycles>1</meta:editing-cycles>
    <meta:document-statistic meta:table-count="0" meta:image-count="0" meta:object-count="0" meta:page-count="1" meta:paragraph-count="4" meta:word-count="51" meta:character-count="310" meta:non-whitespace-character-count="258"/>
  </office:meta>
</office:document-meta>
</file>